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fo:orphans="0" fo:widows="0"/>
      <style:text-properties style:font-name="Times New Roman" fo:font-size="11pt"/>
    </style:style>
    <style:style style:name="P2" style:family="paragraph" style:parent-style-name="Text_20_body">
      <style:paragraph-properties fo:margin-top="0cm" fo:margin-bottom="0cm" loext:contextual-spacing="false" fo:line-height="100%" fo:text-align="justify" style:justify-single-word="false" fo:orphans="0" fo:widows="0"/>
      <style:text-properties style:font-name="Times New Roman" fo:font-size="11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fo:orphans="0" fo:widows="0"/>
      <style:text-properties style:font-name="Times New Roman" fo:font-size="12pt"/>
    </style:style>
    <style:style style:name="P4" style:family="paragraph" style:parent-style-name="Text_20_body">
      <style:paragraph-properties fo:margin-top="0cm" fo:margin-bottom="0cm" loext:contextual-spacing="false" fo:text-align="justify" style:justify-single-word="false" fo:orphans="0" fo:widows="0"/>
      <style:text-properties style:font-name="Times New Roman" fo:font-size="12pt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fo:orphans="0" fo:widows="0"/>
      <style:text-properties fo:font-variant="normal" fo:text-transform="none" style:font-name="Times New Roman" fo:font-size="11pt" fo:font-style="normal"/>
    </style:style>
    <style:style style:name="P6" style:family="paragraph" style:parent-style-name="Text_20_body">
      <style:paragraph-properties fo:margin-left="0cm" fo:margin-right="0.15cm" fo:margin-top="0cm" fo:margin-bottom="0cm" loext:contextual-spacing="false" fo:line-height="100%" fo:text-align="justify" style:justify-single-word="false" fo:orphans="0" fo:widows="0" fo:text-indent="0cm" style:auto-text-indent="false"/>
    </style:style>
    <style:style style:name="P7" style:family="paragraph" style:parent-style-name="Text_20_body">
      <style:paragraph-properties fo:margin-left="0cm" fo:margin-right="0.15cm" fo:margin-top="0cm" fo:margin-bottom="0cm" loext:contextual-spacing="false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.15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1pt"/>
    </style:style>
    <style:style style:name="T1" style:family="text">
      <style:text-properties fo:font-size="11pt" fo:font-style="italic"/>
    </style:style>
    <style:style style:name="T2" style:family="text">
      <style:text-properties style:font-name="Times New Roman" fo:font-size="11pt"/>
    </style:style>
    <style:style style:name="T3" style:family="text">
      <style:text-properties fo:font-variant="normal" fo:text-transform="none" fo:font-size="11pt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tos etc.</text:p>
      <text:p text:style-name="P6"><text:span text:style-name="T2">Trata-se de execução de pena privativa de liberdade imposta a </text:span>AURIDAN DUARTE BESSA<text:span text:style-name="T2">, de trinta e quatro anos e um mês de reclusão em regime fechado, em que requereu o apenado, através de seu advogado, concessão de prisão domiciliar, alegando que o apenado apresenta um quadro crítico de doenças, tendo ele um tumor no pescoço, e sendo portador de diabetes mellitus, o que contribui para a perca de sua visão (evento 8).</text:span></text:p>
      <text:p text:style-name="P7">Apresentou o Diretor de Cadeia Pública de Ceará Mirim declarações médica do estabelecimento prisional, concluindo que o interno possui bom estado clínico para continuar seu tratamento dentro do estabelecimento prisional (evento 15).</text:p>
      <text:p text:style-name="P8">Interveio o Ministério Público opinando pelo indeferimento (evento 18).</text:p>
      <text:p text:style-name="P8">Relatados.</text:p>
      <text:p text:style-name="P2">O art. 117 da LEP somente autoriza a concessão de prisão domiciliar para condenado em regime aberto, nas hipóteses expressamente previstas: (a) condenado maior de 70 anos; (b) condenado acometido de doença grave; © condenada com filho menor ou deficiente físico ou mental; (d) condenada gestante.</text:p>
      <text:p text:style-name="P2">É cediço que a jurisprudência tem admitido a concessão de prisão domiciliar para condenados em regime fechado, mas somente em situações excepcionalíssimas, no caso de portadores de doença grave, quando comprovada a impossibilidade da assistência médica no estabelecimento prisional em que cumprem pena.</text:p>
      <text:p text:style-name="P3"><text:span text:style-name="T1">In casu, </text:span><text:span text:style-name="T3">verifica-se que o penitente não satisfaz os requisitos autorizadores para a concessão da prisão domiciliar, porquanto cumpre pena em regime fechado, e no que pese a documentos acostados pelo Diretor do estabelecimento prisional com as declarações médicas afirmando que o apenado possui assistência médica, e que se encontra em bom estado clínico, sendo capaz de continuar o tratamento dentro da Cadeia Pública de Ceará Mirim.</text:span></text:p>
      <text:p text:style-name="P5">Vale destacar que a diabetes mellitus é uma doença controlável através de tratamentos com medicações e que certamente não há óbice de ser realizado concomitantemente ao cumprimento de pena em regime fechado no interior do estabelecimento prisional.</text:p>
      <text:p text:style-name="P4">Desse modo, observo que o atendimento necessário foi prestado ao executado, podendo ser ele atendido regularmente pela equipe médica da unidade prisional ou conduzido para tratamento externo sempre que necessário, inclusive exames e futuras cirurgias para averiguar sobre a diabetes e o tumor no pescoço.</text:p>
      <text:p text:style-name="P4">Quanto a isto, é obrigação da unidade prisional fornecer meios para o apenado ser assistido e submetido a tratamento médico adequado enquanto segregado e para isso não precisa de ordem judicial. Desta forma, observo que o atendimento necessário foi prestado ao executada, podendo ser ele atendido regularmente pela equipe médica da unidade prisional ou conduzida para tratamento externo sempre que necessário.</text:p>
      <text:p text:style-name="Text_20_body"/>
      <text:p text:style-name="P2">Ante o exposto, e em consonância com o parecer ministerial, indefiro o pleito da defesa, que visava a colocação do apenado em prisão domiciliar.</text:p>
      <text:p text:style-name="P2">P.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1:20:12.921000000</meta:creation-date>
    <dc:date>2019-04-01T11:20:30.631000000</dc:date>
    <meta:editing-duration>PT18S</meta:editing-duration>
    <meta:editing-cycles>1</meta:editing-cycles>
    <meta:document-statistic meta:table-count="0" meta:image-count="0" meta:object-count="0" meta:page-count="1" meta:paragraph-count="13" meta:word-count="440" meta:character-count="2883" meta:non-whitespace-character-count="2456"/>
    <meta:generator>LibreOffice/6.0.3.2$Windows_X86_64 LibreOffice_project/8f48d515416608e3a835360314dac7e47fd0b821</meta:generator>
  </office:meta>
</office:document-meta>
</file>